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283in"/>
    </style:style>
    <style:style style:name="co2" style:family="table-column">
      <style:table-column-properties fo:break-before="auto" style:column-width="7.3425in"/>
    </style:style>
    <style:style style:name="co3" style:family="table-column">
      <style:table-column-properties fo:break-before="auto" style:column-width="0.9181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3.6571in"/>
    </style:style>
    <style:style style:name="co6" style:family="table-column">
      <style:table-column-properties fo:break-before="auto" style:column-width="5.8744in"/>
    </style:style>
    <style:style style:name="co7" style:family="table-column">
      <style:table-column-properties fo:break-before="auto" style:column-width="9.2063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PageStyle_5f_mementos">
      <style:table-properties table:display="true" style:writing-mode="lr-tb"/>
    </style:style>
    <style:style style:name="ta2" style:family="table" style:master-page-name="PageStyle_5f_missing">
      <style:table-properties table:display="true" style:writing-mode="lr-tb"/>
    </style:style>
    <style:style style:name="ta3" style:family="table" style:master-page-name="PageStyle_5f_sputnick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4"/>
        <table:table-column table:style-name="co4" table:number-columns-repeated="16379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emento</text:p>
          </table:table-cell>
          <table:table-cell office:value-type="string" calcext:value-type="string">
            <text:p>date check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fmt migrate</text:p>
          </table:table-cell>
          <table:table-cell table:style-name="ce4" office:value-type="string" calcext:value-type="string">
            <text:p>HTML fixes</text:p>
          </table:table-cell>
          <table:table-cell table:style-name="ce4" table:number-columns-repeated="16378"/>
        </table:table-row>
        <table:table-row table:style-name="ro1">
          <table:table-cell table:style-name="ce1" table:number-columns-repeated="2"/>
          <table:table-cell table:number-columns-repeated="3"/>
          <table:table-cell table:style-name="ce4" table:number-columns-repeated="16379"/>
        </table:table-row>
        <table:table-row table:style-name="ro1">
          <table:table-cell table:style-name="ce1" office:value-type="string" calcext:value-type="string">
            <text:p>.html file</text:p>
          </table:table-cell>
          <table:table-cell table:style-name="ce1"/>
          <table:table-cell table:number-columns-repeated="3"/>
          <table:table-cell table:style-name="ce4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\barn\tex\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fcf</text:p>
          </table:table-cell>
          <table:table-cell table:style-name="ce3" office:value-type="string" calcext:value-type="string">
            <text:p><text:a xlink:href="https://web.archive.org/web/19970715175729/http:/dewey.rug.ac.be/barn/tex/yfcf.html" xlink:type="simple">https://web.archive.org/web/19970715175729/http://dewey.rug.ac.be/barn/tex/yfcf.html</text:a>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dio</text:p>
          </table:table-cell>
          <table:table-cell table:style-name="ce3" office:value-type="string" calcext:value-type="string">
            <text:p><text:a xlink:href="https://web.archive.org/web/19970715175941/http:/dewey.rug.ac.be/barn/tex/audio.html" xlink:type="simple">https://web.archive.org/web/19970715175941/http://dewey.rug.ac.be/barn/tex/audio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deo</text:p>
          </table:table-cell>
          <table:table-cell table:style-name="ce3" office:value-type="string" calcext:value-type="string">
            <text:p><text:a xlink:href="https://web.archive.org/web/19970715175954/http:/dewey.rug.ac.be/barn/tex/video.html" xlink:type="simple">https://web.archive.org/web/19970715175954/http://dewey.rug.ac.be/barn/tex/video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erfo</text:p>
          </table:table-cell>
          <table:table-cell table:style-name="ce3" office:value-type="string" calcext:value-type="string">
            <text:p><text:a xlink:href="https://web.archive.org/web/19970715180011/http:/dewey.rug.ac.be/barn/tex/perfo.html" xlink:type="simple">https://web.archive.org/web/19970715180011/http://dewey.rug.ac.be/barn/tex/perfo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yric</text:p>
          </table:table-cell>
          <table:table-cell table:style-name="ce3" office:value-type="string" calcext:value-type="string">
            <text:p><text:a xlink:href="https://web.archive.org/web/19970715180027/http:/dewey.rug.ac.be/barn/tex/lyric.html" xlink:type="simple">https://web.archive.org/web/19970715180027/http://dewey.rug.ac.be/barn/tex/lyric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x</text:p>
          </table:table-cell>
          <table:table-cell table:style-name="ce3" office:value-type="string" calcext:value-type="string">
            <text:p><text:a xlink:href="https://web.archive.org/web/19970715180039/http:/dewey.rug.ac.be/barn/tex/max.html" xlink:type="simple">https://web.archive.org/web/19970715180039/http://dewey.rug.ac.be/barn/tex/max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ork</text:p>
          </table:table-cell>
          <table:table-cell table:style-name="ce3" office:value-type="string" calcext:value-type="string">
            <text:p><text:a xlink:href="https://web.archive.org/web/19980111051944/http:/dewey.rug.ac.be/barn/tex/work.html" xlink:type="simple">https://web.archive.org/web/19980111051944/http://dewey.rug.ac.be/barn/tex/work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fcfprom</text:p>
          </table:table-cell>
          <table:table-cell table:style-name="ce3" office:value-type="string" calcext:value-type="string">
            <text:p><text:a xlink:href="https://web.archive.org/web/19970715180121/http:/dewey.rug.ac.be/barn/tex/yfcfprom.html" xlink:type="simple">https://web.archive.org/web/19970715180121/http://dewey.rug.ac.be/barn/tex/yfcfprom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ws</text:p>
          </table:table-cell>
          <table:table-cell table:style-name="ce3" office:value-type="string" calcext:value-type="string">
            <text:p><text:a xlink:href="https://web.archive.org/web/19970719104738/http:/dewey.rug.ac.be/barn/tex/news.html" xlink:type="simple">https://web.archive.org/web/19970719104738/http://dewey.rug.ac.be/barn/tex/news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ckprom</text:p>
          </table:table-cell>
          <table:table-cell table:style-name="ce3" office:value-type="string" calcext:value-type="string">
            <text:p><text:a xlink:href="https://web.archive.org/web/19970715201553/http:/dewey.rug.ac.be/barn/tex/neckprom.html" xlink:type="simple">https://web.archive.org/web/19970715201553/http://dewey.rug.ac.be/barn/tex/neckprom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old</text:p>
          </table:table-cell>
          <table:table-cell table:style-name="ce3" office:value-type="string" calcext:value-type="string">
            <text:p><text:a xlink:href="https://web.archive.org/web/19970719104902/http:/dewey.rug.ac.be/barn/tex/gold.html" xlink:type="simple">https://web.archive.org/web/19970719104902/http://dewey.rug.ac.be/barn/tex/gold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aemit</text:p>
          </table:table-cell>
          <table:table-cell table:style-name="ce3" office:value-type="string" calcext:value-type="string">
            <text:p><text:a xlink:href="https://web.archive.org/web/19970719104755/http:/dewey.rug.ac.be/barn/tex/claemit.html" xlink:type="simple">https://web.archive.org/web/19970719104755/http://dewey.rug.ac.be/barn/tex/claemit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resa</text:p>
          </table:table-cell>
          <table:table-cell table:style-name="ce3" office:value-type="string" calcext:value-type="string">
            <text:p><text:a xlink:href="https://web.archive.org/web/19970719104919/http:/dewey.rug.ac.be/barn/tex/theresa.html" xlink:type="simple">https://web.archive.org/web/19970719104919/http://dewey.rug.ac.be/barn/tex/theresa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uns</text:p>
          </table:table-cell>
          <table:table-cell table:style-name="ce3" office:value-type="string" calcext:value-type="string">
            <text:p><text:a xlink:href="https://web.archive.org/web/19970719104928/http:/dewey.rug.ac.be/barn/tex/nuns.html" xlink:type="simple">https://web.archive.org/web/19970719104928/http://dewey.rug.ac.be/barn/tex/nuns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at</text:p>
          </table:table-cell>
          <table:table-cell table:style-name="ce3" office:value-type="string" calcext:value-type="string">
            <text:p><text:a xlink:href="https://web.archive.org/web/19970719104942/http:/dewey.rug.ac.be/barn/tex/fiat.html" xlink:type="simple">https://web.archive.org/web/19970719104942/http://dewey.rug.ac.be/barn/tex/fiat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ldo</text:p>
          </table:table-cell>
          <table:table-cell table:style-name="ce3" office:value-type="string" calcext:value-type="string">
            <text:p><text:a xlink:href="https://web.archive.org/web/19970719104958/http:/dewey.rug.ac.be/barn/tex/dildo.html" xlink:type="simple">https://web.archive.org/web/19970719104958/http://dewey.rug.ac.be/barn/tex/dildo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eno</text:p>
          </table:table-cell>
          <table:table-cell table:style-name="ce3" office:value-type="string" calcext:value-type="string">
            <text:p><text:a xlink:href="https://web.archive.org/web/19970719105006/http:/dewey.rug.ac.be/barn/tex/meno.html" xlink:type="simple">https://web.archive.org/web/19970719105006/http://dewey.rug.ac.be/barn/tex/meno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erma</text:p>
          </table:table-cell>
          <table:table-cell table:style-name="ce3" office:value-type="string" calcext:value-type="string">
            <text:p><text:a xlink:href="https://web.archive.org/web/19970719105017/http:/dewey.rug.ac.be/barn/tex/herma.html" xlink:type="simple">https://web.archive.org/web/19970719105017/http://dewey.rug.ac.be/barn/tex/herma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ppler</text:p>
          </table:table-cell>
          <table:table-cell table:style-name="ce3" office:value-type="string" calcext:value-type="string">
            <text:p><text:a xlink:href="https://web.archive.org/web/19970719105050/http:/dewey.rug.ac.be/barn/tex/doppler.html" xlink:type="simple">https://web.archive.org/web/19970719105050/http://dewey.rug.ac.be/barn/tex/doppler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et</text:p>
          </table:table-cell>
          <table:table-cell table:style-name="ce3" office:value-type="string" calcext:value-type="string">
            <text:p><text:a xlink:href="https://web.archive.org/web/19970715192412/http:/dewey.rug.ac.be/barn/tex/piet.html" xlink:type="simple">https://web.archive.org/web/19970715192412/http://dewey.rug.ac.be/barn/tex/piet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v</text:p>
          </table:table-cell>
          <table:table-cell table:style-name="ce3" office:value-type="string" calcext:value-type="string">
            <text:p><text:a xlink:href="https://web.archive.org/web/19970719105858/http:/dewey.rug.ac.be/barn/tex/cv.html" xlink:type="simple">https://web.archive.org/web/19970719105858/http://dewey.rug.ac.be/barn/tex/cv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eurs</text:p>
          </table:table-cell>
          <table:table-cell table:style-name="ce3" office:value-type="string" calcext:value-type="string">
            <text:p><text:a xlink:href="https://web.archive.org/web/19970719104835/http:/dewey.rug.ac.be/barn/tex/beurs.html" xlink:type="simple">https://web.archive.org/web/19970719104835/http://dewey.rug.ac.be/barn/tex/beurs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utnick</text:p>
          </table:table-cell>
          <table:table-cell table:style-name="ce3" office:value-type="string" calcext:value-type="string">
            <text:p><text:a xlink:href="https://web.archive.org/web/19970719104827/http:/dewey.rug.ac.be/barn/tex/sputnick.html" xlink:type="simple">https://web.archive.org/web/19970719104827/http://dewey.rug.ac.be/barn/tex/sputnick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ird</text:p>
          </table:table-cell>
          <table:table-cell table:style-name="ce3" office:value-type="string" calcext:value-type="string">
            <text:p><text:a xlink:href="https://web.archive.org/web/19970719105040/http:/dewey.rug.ac.be/barn/tex/bird.html" xlink:type="simple">https://web.archive.org/web/19970719105040/http://dewey.rug.ac.be/barn/tex/bird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oodegg</text:p>
          </table:table-cell>
          <table:table-cell table:style-name="ce3" office:value-type="string" calcext:value-type="string">
            <text:p><text:a xlink:href="https://web.archive.org/web/19970719105100/http:/dewey.rug.ac.be/barn/tex/goodegg.html" xlink:type="simple">https://web.archive.org/web/19970719105100/http://dewey.rug.ac.be/barn/tex/goodegg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\YFC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nicYFCF</text:p>
          </table:table-cell>
          <table:table-cell table:style-name="ce3" office:value-type="string" calcext:value-type="string">
            <text:p><text:a xlink:href="https://web.archive.org/web/19970719115907/http:/dewey.rug.ac.be/YFCF/SonicYFCF.html" xlink:type="simple">https://web.archive.org/web/19970719115907/http://dewey.rug.ac.be/YFCF/SonicYFCF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tSonic</text:p>
          </table:table-cell>
          <table:table-cell table:style-name="ce3" office:value-type="string" calcext:value-type="string">
            <text:p><text:a xlink:href="https://web.archive.org/web/19970719105949/http:/dewey.rug.ac.be/YFCF/HotSonic.html" xlink:type="simple">https://web.archive.org/web/19970719105949/http://dewey.rug.ac.be/YFCF/HotSonic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nploughCD</text:p>
          </table:table-cell>
          <table:table-cell table:style-name="ce3" office:value-type="string" calcext:value-type="string">
            <text:p><text:a xlink:href="https://web.archive.org/web/19970715180148/http:/dewey.rug.ac.be/YFCF/UnploughCD.html" xlink:type="simple">https://web.archive.org/web/19970715180148/http://dewey.rug.ac.be/YFCF/UnploughCD.html</text:a>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.mov file</text:p>
          </table:table-cell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 office:value-type="string" calcext:value-type="string">
            <text:p>\barn\quix\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-spaceex</text:p>
          </table:table-cell>
          <table:table-cell office:value-type="string" calcext:value-type="string">
            <text:p>https://web.archive.org/web/19970715201533/http://dewey.rug.ac.be/barn/quix/f-spaceex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advances</text:p>
          </table:table-cell>
          <table:table-cell office:value-type="string" calcext:value-type="string">
            <text:p>https://web.archive.org/web/19970715180121/http://dewey.rug.ac.be/barn/quix/f-advances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news</text:p>
          </table:table-cell>
          <table:table-cell office:value-type="string" calcext:value-type="string">
            <text:p>https://web.archive.org/web/19970719104738/http://dewey.rug.ac.be/barn/quix/f-news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pong</text:p>
          </table:table-cell>
          <table:table-cell office:value-type="string" calcext:value-type="string">
            <text:p>https://web.archive.org/web/19980111051944/http://dewey.rug.ac.be/barn/quix/f-pong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winterwalk</text:p>
          </table:table-cell>
          <table:table-cell office:value-type="string" calcext:value-type="string">
            <text:p>https://web.archive.org/web/19970715175954/http://dewey.rug.ac.be/barn/quix/f-winterwalk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room</text:p>
          </table:table-cell>
          <table:table-cell office:value-type="string" calcext:value-type="string">
            <text:p>from CD+ track of Unploughed C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goodegg</text:p>
          </table:table-cell>
          <table:table-cell office:value-type="string" calcext:value-type="string">
            <text:p>https://web.archive.org/web/19970715175954/http://dewey.rug.ac.be/barn/quix/f-goodegg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bird</text:p>
          </table:table-cell>
          <table:table-cell office:value-type="string" calcext:value-type="string">
            <text:p>https://web.archive.org/web/19970715175954/http://dewey.rug.ac.be/barn/quix/f-bird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andove</text:p>
          </table:table-cell>
          <table:table-cell office:value-type="string" calcext:value-type="string">
            <text:p>https://web.archive.org/web/19970715175954/http://dewey.rug.ac.be/barn/quix/f-andove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tartaar</text:p>
          </table:table-cell>
          <table:table-cell office:value-type="string" calcext:value-type="string">
            <text:p>https://web.archive.org/web/19970715175954/http://dewey.rug.ac.be/barn/quix/f-tartaar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hammer</text:p>
          </table:table-cell>
          <table:table-cell office:value-type="string" calcext:value-type="string">
            <text:p>https://web.archive.org/web/19970715192412/http://dewey.rug.ac.be/barn/quix/f-hammer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traffic</text:p>
          </table:table-cell>
          <table:table-cell office:value-type="string" calcext:value-type="string">
            <text:p>https://web.archive.org/web/19970715192412/http://dewey.rug.ac.be/barn/quix/f-traffic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solar</text:p>
          </table:table-cell>
          <table:table-cell office:value-type="string" calcext:value-type="string">
            <text:p>https://web.archive.org/web/19970715192412/http://dewey.rug.ac.be/barn/quix/f-solar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v2</text:p>
          </table:table-cell>
          <table:table-cell office:value-type="string" calcext:value-type="string">
            <text:p>https://web.archive.org/web/19970715201553/http://dewey.rug.ac.be/barn/quix/f-v2.mov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-claemit</text:p>
          </table:table-cell>
          <table:table-cell office:value-type="string" calcext:value-type="string">
            <text:p>from CD+ track of Unploughed C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.mp2 file</text:p>
          </table:table-cell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 office:value-type="string" calcext:value-type="string">
            <text:p>\barn\vox\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aemvox1</text:p>
          </table:table-cell>
          <table:table-cell office:value-type="string" calcext:value-type="string">
            <text:p>miss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emvox2</text:p>
          </table:table-cell>
          <table:table-cell office:value-type="string" calcext:value-type="string">
            <text:p>miss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fclf01</text:p>
          </table:table-cell>
          <table:table-cell office:value-type="string" calcext:value-type="string">
            <text:p>missing, replaced by mp3 fragment from Unploughed CD, probably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02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03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04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05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06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07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08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09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0</text:p>
          </table:table-cell>
          <table:table-cell office:value-type="string" calcext:value-type="string">
            <text:p>missing, replaced by mp3 fragment from Unploughed CD, probably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1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2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3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4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5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6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7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8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clf19</text:p>
          </table:table-cell>
          <table:table-cell office:value-type="string" calcext:value-type="string">
            <text:p>missing, replaced by mp3 fragment from Unploughed CD, probably not reflecting original cont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.jpeg file</text:p>
          </table:table-cell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 office:value-type="string" calcext:value-type="string">
            <text:p>\barn\pix\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-advances1</text:p>
          </table:table-cell>
          <table:table-cell office:value-type="string" calcext:value-type="string">
            <text:p>https://web.archive.org/web/19970715192335/http://dewey.rug.ac.be/barn/pix/b-advances1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advances2</text:p>
          </table:table-cell>
          <table:table-cell office:value-type="string" calcext:value-type="string">
            <text:p>https://web.archive.org/web/19970715192258/http://dewey.rug.ac.be/barn/pix/b-advances2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hands1</text:p>
          </table:table-cell>
          <table:table-cell office:value-type="string" calcext:value-type="string">
            <text:p>https://web.archive.org/web/19970719104446/http://dewey.rug.ac.be/barn/pix/b-hands1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hands2</text:p>
          </table:table-cell>
          <table:table-cell office:value-type="string" calcext:value-type="string">
            <text:p>https://web.archive.org/web/19970719104505/http://dewey.rug.ac.be/barn/pix/b-hands2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sprouts1</text:p>
          </table:table-cell>
          <table:table-cell office:value-type="string" calcext:value-type="string">
            <text:p>https://web.archive.org/web/19970719104523/http://dewey.rug.ac.be/barn/pix/b-sprouts1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sprouts2</text:p>
          </table:table-cell>
          <table:table-cell office:value-type="string" calcext:value-type="string">
            <text:p>https://web.archive.org/web/19970719104542/http://dewey.rug.ac.be/barn/pix/b-sprouts2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balls1</text:p>
          </table:table-cell>
          <table:table-cell office:value-type="string" calcext:value-type="string">
            <text:p>missing, made copy of b-balls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balls2</text:p>
          </table:table-cell>
          <table:table-cell table:style-name="ce3" office:value-type="string" calcext:value-type="string">
            <text:p><text:a xlink:href="https://web.archive.org/web/19970719104659/http:/dewey.rug.ac.be/barn/pix/b-balls2.jpeg" xlink:type="simple">https://web.archive.org/web/19970719104659/http://dewey.rug.ac.be/barn/pix/b-balls2.jpeg</text:a>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cables</text:p>
          </table:table-cell>
          <table:table-cell table:style-name="ce3" office:value-type="string" calcext:value-type="string">
            <text:p><text:a xlink:href="https://web.archive.org/web/19970719110058/http:/dewey.rug.ac.be/barn/pix/b-cables.jpeg" xlink:type="simple">https://web.archive.org/web/19970719110058/http://dewey.rug.ac.be/barn/pix/b-cables.jpeg</text:a>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piet</text:p>
          </table:table-cell>
          <table:table-cell table:style-name="ce3" office:value-type="string" calcext:value-type="string">
            <text:p><text:a xlink:href="https://web.archive.org/web/19970719110145/http:/dewey.rug.ac.be/barn/pix/b-piet.jpeg" xlink:type="simple">https://web.archive.org/web/19970719110145/http://dewey.rug.ac.be/barn/pix/b-piet.jpeg</text:a>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neckprom</text:p>
          </table:table-cell>
          <table:table-cell table:style-name="ce3" office:value-type="string" calcext:value-type="string">
            <text:p><text:a xlink:href="https://web.archive.org/web/19970719111652/http:/dewey.rug.ac.be/barn/pix/b-neckprom.jpeg" xlink:type="simple">https://web.archive.org/web/19970719111652/http://dewey.rug.ac.be/barn/pix/b-neckprom.jpeg</text:a>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neck1</text:p>
          </table:table-cell>
          <table:table-cell office:value-type="string" calcext:value-type="string">
            <text:p>https://web.archive.org/web/19970719111722/http://dewey.rug.ac.be/barn/pix/b-neck1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bert</text:p>
          </table:table-cell>
          <table:table-cell office:value-type="string" calcext:value-type="string">
            <text:p>https://web.archive.org/web/19970719112439/http://dewey.rug.ac.be/barn/pix/b-bert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asbach</text:p>
          </table:table-cell>
          <table:table-cell office:value-type="string" calcext:value-type="string">
            <text:p>https://web.archive.org/web/19970719105030/http://dewey.rug.ac.be/barn/pix/b-asbach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markest</text:p>
          </table:table-cell>
          <table:table-cell office:value-type="string" calcext:value-type="string">
            <text:p>https://web.archive.org/web/19970719105918/http://dewey.rug.ac.be/barn/pix/b-markest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claemit1</text:p>
          </table:table-cell>
          <table:table-cell office:value-type="string" calcext:value-type="string">
            <text:p>https://web.archive.org/web/19970719114654/http://dewey.rug.ac.be/barn/pix/b-claemit1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claemit2</text:p>
          </table:table-cell>
          <table:table-cell office:value-type="string" calcext:value-type="string">
            <text:p>https://web.archive.org/web/19980508004956/http://dewey.rug.ac.be/barn/pix/b-claemit2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claemit3</text:p>
          </table:table-cell>
          <table:table-cell office:value-type="string" calcext:value-type="string">
            <text:p>https://web.archive.org/web/19970719115116/http://dewey.rug.ac.be/barn/pix/b-claemit3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claemit4</text:p>
          </table:table-cell>
          <table:table-cell office:value-type="string" calcext:value-type="string">
            <text:p>https://web.archive.org/web/19970719115255/http://dewey.rug.ac.be/barn/pix/b-claemit4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jap</text:p>
          </table:table-cell>
          <table:table-cell office:value-type="string" calcext:value-type="string">
            <text:p>https://web.archive.org/web/19980508004432/http://dewey.rug.ac.be/barn/pix/b-jap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logo</text:p>
          </table:table-cell>
          <table:table-cell office:value-type="string" calcext:value-type="string">
            <text:p>https://web.archive.org/web/19980508004017/http://dewey.rug.ac.be/barn/pix/b-logo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flowers</text:p>
          </table:table-cell>
          <table:table-cell office:value-type="string" calcext:value-type="string">
            <text:p>https://web.archive.org/web/19970719112829/http://dewey.rug.ac.be/barn/pix/b-flowers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nefertiti</text:p>
          </table:table-cell>
          <table:table-cell office:value-type="string" calcext:value-type="string">
            <text:p>https://web.archive.org/web/19970719114317/http://dewey.rug.ac.be/barn/pix/b-nefertiti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flamingo</text:p>
          </table:table-cell>
          <table:table-cell office:value-type="string" calcext:value-type="string">
            <text:p>https://web.archive.org/web/19970719114351/http://dewey.rug.ac.be/barn/pix/b-flamingo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news1</text:p>
          </table:table-cell>
          <table:table-cell office:value-type="string" calcext:value-type="string">
            <text:p>https://web.archive.org/web/19970719114414/http://dewey.rug.ac.be/barn/pix/b-news1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news2</text:p>
          </table:table-cell>
          <table:table-cell office:value-type="string" calcext:value-type="string">
            <text:p>https://web.archive.org/web/19970719114429/http://dewey.rug.ac.be/barn/pix/b-news2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asbak</text:p>
          </table:table-cell>
          <table:table-cell office:value-type="string" calcext:value-type="string">
            <text:p>https://web.archive.org/web/19970719114523/http://dewey.rug.ac.be/barn/pix/b-asbak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stelling</text:p>
          </table:table-cell>
          <table:table-cell office:value-type="string" calcext:value-type="string">
            <text:p>https://web.archive.org/web/19970719105907/http://dewey.rug.ac.be/barn/pix/b-stelling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ping</text:p>
          </table:table-cell>
          <table:table-cell office:value-type="string" calcext:value-type="string">
            <text:p>https://web.archive.org/web/19970715180438/http://dewey.rug.ac.be/barn/pix/b-ping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livor</text:p>
          </table:table-cell>
          <table:table-cell office:value-type="string" calcext:value-type="string">
            <text:p>https://web.archive.org/web/19970719105206/http://dewey.rug.ac.be/barn/pix/b-livor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dopplor</text:p>
          </table:table-cell>
          <table:table-cell office:value-type="string" calcext:value-type="string">
            <text:p>https://web.archive.org/web/19970719105256/http://dewey.rug.ac.be/barn/pix/b-dopplor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slidor</text:p>
          </table:table-cell>
          <table:table-cell office:value-type="string" calcext:value-type="string">
            <text:p>https://web.archive.org/web/19970719105931/http://dewey.rug.ac.be/barn/pix/b-slidor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tx81z</text:p>
          </table:table-cell>
          <table:table-cell office:value-type="string" calcext:value-type="string">
            <text:p>https://web.archive.org/web/19970719105338/http://dewey.rug.ac.be/barn/pix/b-tx81z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tg100</text:p>
          </table:table-cell>
          <table:table-cell office:value-type="string" calcext:value-type="string">
            <text:p>https://web.archive.org/web/19970719105543/http://dewey.rug.ac.be/barn/pix/b-tg100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waldorf</text:p>
          </table:table-cell>
          <table:table-cell office:value-type="string" calcext:value-type="string">
            <text:p>https://web.archive.org/web/19970719105431/http://dewey.rug.ac.be/barn/pix/b-waldorf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art</text:p>
          </table:table-cell>
          <table:table-cell office:value-type="string" calcext:value-type="string">
            <text:p>https://web.archive.org/web/19970719105322/http://dewey.rug.ac.be/barn/pix/b-art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guy</text:p>
          </table:table-cell>
          <table:table-cell office:value-type="string" calcext:value-type="string">
            <text:p>https://web.archive.org/web/19970719115805/http://dewey.rug.ac.be/barn/pix/b-guy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herbert</text:p>
          </table:table-cell>
          <table:table-cell office:value-type="string" calcext:value-type="string">
            <text:p>https://web.archive.org/web/19970719115743/http://dewey.rug.ac.be/barn/pix/b-herbert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cdslidor</text:p>
          </table:table-cell>
          <table:table-cell office:value-type="string" calcext:value-type="string">
            <text:p>https://web.archive.org/web/19970719105232/http://dewey.rug.ac.be/barn/pix/b-cdslidor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pong</text:p>
          </table:table-cell>
          <table:table-cell office:value-type="string" calcext:value-type="string">
            <text:p>https://web.archive.org/web/19970719105623/http://dewey.rug.ac.be/barn/pix/b-pong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assignor</text:p>
          </table:table-cell>
          <table:table-cell office:value-type="string" calcext:value-type="string">
            <text:p>https://web.archive.org/web/19970719105703/http://dewey.rug.ac.be/barn/pix/b-assignor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daf</text:p>
          </table:table-cell>
          <table:table-cell office:value-type="string" calcext:value-type="string">
            <text:p>https://web.archive.org/web/19970715192512/http://dewey.rug.ac.be/barn/pix/b-daf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hurt</text:p>
          </table:table-cell>
          <table:table-cell office:value-type="string" calcext:value-type="string">
            <text:p>https://web.archive.org/web/19970719115705/http://dewey.rug.ac.be/barn/pix/b-hurt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-bird1</text:p>
          </table:table-cell>
          <table:table-cell office:value-type="string" calcext:value-type="string">
            <text:p>https://web.archive.org/web/19970719115610/http://dewey.rug.ac.be/barn/pix/b-bird1.jpeg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4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ssing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4" table:number-columns-repeated="16382" table:default-cell-style-name="Default"/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none missing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none missing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all missing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f-claemit.mov missing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f-room.mov missing</text:p>
          </table:table-cell>
          <table:table-cell table:number-columns-repeated="16382"/>
        </table:table-row>
      </table:table>
      <table:table table:name="sputnick" table:style-name="ta3">
        <office:forms form:automatic-focus="false" form:apply-design-mode="false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6381" table:default-cell-style-name="Default"/>
        <table:table-row table:style-name="ro1"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mement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ates of Wisdo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www.missouri.edu/~uc489745/music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<text:a xlink:href="http://www.yahoo.com/Entertainment/Music/" xlink:type="simple">http://www.yahoo.com/Entertainment/Music/</text:a>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music.indiana.edu/misc/music_resources.html</text:p>
          </table:table-cell>
          <table:table-cell/>
          <table:table-cell office:value-type="string" calcext:value-type="string">
            <text:p>https://web.archive.org/web/19981205170619/http://www.music.indiana.edu/misc/music_resources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syy.oulu.fi/music.html</text:p>
          </table:table-cell>
          <table:table-cell/>
          <table:table-cell office:value-type="string" calcext:value-type="string">
            <text:p>https://web.archive.org/web/19961120201315/http://syy.oulu.fi/music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pathfinder.com/@@2k6FXQAAAAAAgAHU/vibe/mmm/music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orpheus.ucsd.edu/webmaster/harmony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leeds.ac.uk/music.html</text:p>
          </table:table-cell>
          <table:table-cell/>
          <table:table-cell office:value-type="string" calcext:value-type="string">
            <text:p>http://web.archive.org/web/19961019180127/http://www.leeds.ac.uk/music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harmony-central.mit.edu/</text:p>
          </table:table-cell>
          <table:table-cell/>
          <table:table-cell office:value-type="string" calcext:value-type="string">
            <text:p>http://web.archive.org/web/19961105182741/http://harmony-central.com/</text:p>
          </table:table-cell>
          <table:table-cell office:value-type="string" calcext:value-type="string">
            <text:p>became commercial but shows MIT origin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ttp://datura.cerl.uiuc.edu/netstuff/sigsoundLinks.html</text:p>
          </table:table-cell>
          <table:table-cell/>
          <table:table-cell office:value-type="string" calcext:value-type="string">
            <text:p>https://web.archive.org/web/19971210111447/http://datura.cerl.uiuc.edu/netstuff/sigsoundLinks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datura.cerl.uiuc.edu/schools/courses.html</text:p>
          </table:table-cell>
          <table:table-cell/>
          <table:table-cell office:value-type="string" calcext:value-type="string">
            <text:p>https://web.archive.org/web/19971210110432/http://datura.cerl.uiuc.edu/schools/courses.html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<text:a xlink:href="http://american.recordings.com/wwwofmusic/index.html" xlink:type="simple">http://american.recordings.com/wwwofmusic/index.html</text:a></text:p>
          </table:table-cell>
          <table:table-cell/>
          <table:table-cell office:value-type="string" calcext:value-type="string">
            <text:p>https://web.archive.org/web/19961227203847/http://ubl.com/</text:p>
          </table:table-cell>
          <table:table-cell office:value-type="string" calcext:value-type="string">
            <text:p>became commercial; not sure whether original intent is reflected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3" office:value-type="string" calcext:value-type="string">
            <text:p>Technical Stuf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www2.netscape.com/assist/helper_apps/index.html</text:p>
          </table:table-cell>
          <table:table-cell/>
          <table:table-cell office:value-type="string" calcext:value-type="string">
            <text:p>https://web.archive.org/web/19961020022617/http://www2.netscape.com/assist/helper_apps/index.html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http://www.iuma.com/IUMA-2.0/help/</text:p>
          </table:table-cell>
          <table:table-cell/>
          <table:table-cell office:value-type="string" calcext:value-type="string">
            <text:p>https://web.archive.org/web/19961022204013/https://www.iuma.com/IUMA-2.0/help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ac.dal.ca/~dong/contents.htm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viswiz.gmd.de/MultimediaInfo/</text:p>
          </table:table-cell>
          <table:table-cell/>
          <table:table-cell office:value-type="string" calcext:value-type="string">
            <text:p>https://web.archive.org/web/19970311015242/http://viswiz.gmd.de/MultimediaInfo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realaudio.com/textonlyindex.html</text:p>
          </table:table-cell>
          <table:table-cell/>
          <table:table-cell office:value-type="string" calcext:value-type="string">
            <text:p>https://web.archive.org/web/19961229150215/http://www.realaudio.com/textonlyindex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sound.media.mit.edu/~mkc/netsound.html</text:p>
          </table:table-cell>
          <table:table-cell/>
          <table:table-cell office:value-type="string" calcext:value-type="string">
            <text:p>https://web.archive.org/web/19961130112211/http://sound.media.mit.edu/~mkc/netsound.htm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ttps://web.archive.org/web/19961222202151/http://vrml.wired.com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ectronic Music Magazines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-mitpress.mit.edu/Leonardo/home.html</text:p>
          </table:table-cell>
          <table:table-cell/>
          <table:table-cell office:value-type="string" calcext:value-type="string">
            <text:p>https://web.archive.org/web/19990117075109/http://mitpress.mit.edu/e-journals/Leonardo/home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-mitpress.mit.edu/Computer-Music-Journal/CMJ.html</text:p>
          </table:table-cell>
          <table:table-cell/>
          <table:table-cell office:value-type="string" calcext:value-type="string">
            <text:p>https://web.archive.org/web/19990117022439/http://mitpress.mit.edu/e-journals/Computer-Music-Journal/CMJ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ircam.fr/cdmc/index-e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msstate.edu/Fineart_Online/index.html</text:p>
          </table:table-cell>
          <table:table-cell/>
          <table:table-cell office:value-type="string" calcext:value-type="string">
            <text:p>https://web.archive.org/web/19970709074807/http://www.msstate.edu/Fineart_Online/index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tmn.com/Oh/Artswire/www/awfront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uiah.fi/iseaw/www/navigator.html</text:p>
          </table:table-cell>
          <table:table-cell/>
          <table:table-cell office:value-type="string" calcext:value-type="string">
            <text:p>https://web.archive.org/web/19971012164822/http://www.uiah.fi/iseaw/www/navigator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isl-garnet.uah.edu/claassen/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atabases and Librari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www.ingress.com/amc/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hk.net/~prs/midi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lecaine.music.mcgill.ca/MLF_Project/Html/MLF_Proposal.html</text:p>
          </table:table-cell>
          <table:table-cell/>
          <table:table-cell office:value-type="string" calcext:value-type="string">
            <text:p>https://web.archive.org/web/19961111170144/http://lecaine.music.mcgill.ca/MLF_Project/Html/MLF_Proposal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tp://ella.mills.edu/ccm/tuning/papers/discs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next.rug.ac.be/Keuze.html</text:p>
          </table:table-cell>
          <table:table-cell/>
          <table:table-cell office:value-type="string" calcext:value-type="string">
            <text:p>https://web.archive.org/web/19970302043213/http://next.rug.ac.be/Keuze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ub2.lu.se/auto_new/UDC.html</text:p>
          </table:table-cell>
          <table:table-cell/>
          <table:table-cell office:value-type="string" calcext:value-type="string">
            <text:p>https://web.archive.org/web/19980124080500/http://www.ub2.lu.se/auto_new/UDC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cs.wpi.edu/~ptbast/adl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nada.kth.se/~f91-jsc/</text:p>
          </table:table-cell>
          <table:table-cell/>
          <table:table-cell office:value-type="string" calcext:value-type="string">
            <text:p>https://web.archive.org/web/19990128121627/http://www.student.nada.kth.se/~f91-jsc/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q you!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www.leeds.ac.uk/music/NetInfo/MNews.html</text:p>
          </table:table-cell>
          <table:table-cell/>
          <table:table-cell office:value-type="string" calcext:value-type="string">
            <text:p>https://web.archive.org/web/19961020092324/http://www.leeds.ac.uk/music/NetInfo/MNews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cis.ohio-state.edu/hypertext/faq/usenet/music/top.html</text:p>
          </table:table-cell>
          <table:table-cell/>
          <table:table-cell office:value-type="string" calcext:value-type="string">
            <text:p>https://web.archive.org/web/19961228220546/http://www.cis.ohio-state.edu/hypertext/faq/usenet/music/top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sunsite.unc.edu/mcmahon/emusic-l/index.html</text:p>
          </table:table-cell>
          <table:table-cell/>
          <table:table-cell office:value-type="string" calcext:value-type="string">
            <text:p>https://web.archive.org/web/19990218121007/http://metalab.unc.edu/mcmahon/emusic-l/index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cis.ohio-state.edu/hypertext/faq/usenet/dsp-faq/top.html</text:p>
          </table:table-cell>
          <table:table-cell/>
          <table:table-cell office:value-type="string" calcext:value-type="string">
            <text:p>https://web.archive.org/web/19961228211607/http://www.cis.ohio-state.edu/hypertext/faq/usenet/dsp-faq/top.html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stitutions, Projects and Conferenc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www.xs4all.nl/~steim/</text:p>
          </table:table-cell>
          <table:table-cell/>
          <table:table-cell office:value-type="string" calcext:value-type="string">
            <text:p>https://web.archive.org/web/19961219193626/http://www.xs4all.nl/~steim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next.rug.ac.be/index.html</text:p>
          </table:table-cell>
          <table:table-cell/>
          <table:table-cell office:value-type="string" calcext:value-type="string">
            <text:p>https://web.archive.org/web/19970302043738/http://next.rug.ac.be/index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ircam.fr/index-e.html</text:p>
          </table:table-cell>
          <table:table-cell/>
          <table:table-cell office:value-type="string" calcext:value-type="string">
            <text:p>https://web.archive.org/web/19971210150218/http://www.ircam.fr/index-e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sound.media.mit.edu/</text:p>
          </table:table-cell>
          <table:table-cell/>
          <table:table-cell office:value-type="string" calcext:value-type="string">
            <text:p>https://web.archive.org/web/19961130111950/http://sound.media.mit.edu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coos.dartmouth.edu/~rsn/icma/icma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ccmrc.ucsb.edu/</text:p>
          </table:table-cell>
          <table:table-cell/>
          <table:table-cell office:value-type="string" calcext:value-type="string">
            <text:p>https://web.archive.org/web/19970103000455/http://ccmrc.ucsb.edu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mcs.csuhayward.edu/~timper/a/index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mars.let.uva.nl/NAEM/Welcome.html</text:p>
          </table:table-cell>
          <table:table-cell/>
          <table:table-cell office:value-type="string" calcext:value-type="string">
            <text:p>https://web.archive.org/web/19970125111844/http://mars.let.uva.nl/NAEM/Welcome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uiah.fi/iseaw/www/index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media.mit.edu/</text:p>
          </table:table-cell>
          <table:table-cell/>
          <table:table-cell office:value-type="string" calcext:value-type="string">
            <text:p>https://web.archive.org/web/19961018071548/http://www.media.mit.edu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found.cs.nyu.edu/CAThome_new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arcflash.com/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artcom.de/ping/mapper</text:p>
          </table:table-cell>
          <table:table-cell/>
          <table:table-cell office:value-type="string" calcext:value-type="string">
            <text:p>https://web.archive.org/web/19981205222058/http://www.artcom.de/ping/map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mars.let.uva.nl/honing/intro-foot-tapping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ectronic Music Ge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www.PrimeNet.Com:80/~midifrm/</text:p>
          </table:table-cell>
          <table:table-cell/>
          <table:table-cell office:value-type="string" calcext:value-type="string">
            <text:p>https://web.archive.org/web/19981201075745/http://www.PrimeNet.Com:80/~midifrm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eeb.ele.tue.nl/midi/index.html</text:p>
          </table:table-cell>
          <table:table-cell/>
          <table:table-cell office:value-type="string" calcext:value-type="string">
            <text:p>https://web.archive.org/web/19981205131858/http://www.eeb.ele.tue.nl/midi/index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webcom.com/~hurleyj/music/emusic-sw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harmony-central.mit.edu/Software/</text:p>
          </table:table-cell>
          <table:table-cell/>
          <table:table-cell office:value-type="string" calcext:value-type="string">
            <text:p>https://web.archive.org/web/19990424081907/http://harmony-central.mit.edu/Software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hyperreal.com/music/machines/</text:p>
          </table:table-cell>
          <table:table-cell/>
          <table:table-cell office:value-type="string" calcext:value-type="string">
            <text:p>https://web.archive.org/web/19961219233040/http://www.hyperreal.com/music/machines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wwu.edu/~n9343176/schems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erds in Musi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www.dnai.com/~jinetwk/</text:p>
          </table:table-cell>
          <table:table-cell/>
          <table:table-cell office:value-type="string" calcext:value-type="string">
            <text:p>https://web.archive.org/web/19981207001828/http://www.dnai.com/~jinetwk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leeds.ac.uk/music/Man/Csound/title.html</text:p>
          </table:table-cell>
          <table:table-cell/>
          <table:table-cell office:value-type="string" calcext:value-type="string">
            <text:p>https://web.archive.org/web/19961020060835/http://www.leeds.ac.uk/music/Man/Csound/title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leeds.ac.uk/music/Man/c_front.html</text:p>
          </table:table-cell>
          <table:table-cell/>
          <table:table-cell office:value-type="string" calcext:value-type="string">
            <text:p>https://web.archive.org/web/19961020085552/http://www.leeds.ac.uk/music/Man/c_front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-ks.rus.uni-stuttgart.de/people/schulz/fmusic/</text:p>
          </table:table-cell>
          <table:table-cell/>
          <table:table-cell office:value-type="string" calcext:value-type="string">
            <text:p>https://web.archive.org/web/19970221181009/http://www-ks.rus.uni-stuttgart.de/people/schulz/fmusic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ccsr.uiuc.edu/People/gmk/Projects/ChuaSoundMusic/ChuaSoundMusic.html</text:p>
          </table:table-cell>
          <table:table-cell/>
          <table:table-cell office:value-type="string" calcext:value-type="string">
            <text:p>https://web.archive.org/web/19971210170935/http://www.ccsr.uiuc.edu/People/gmk/Projects/ChuaSoundMusic/ChuaSoundMusic.html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l Out &amp; Submi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ringo.media.mit.edu/ringo/ringo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nmt.edu/~jefu/notes/notes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cs.colorado.edu/~andreas/Teaching/Music/Experiments.html</text:p>
          </table:table-cell>
          <table:table-cell/>
          <table:table-cell office:value-type="string" calcext:value-type="string">
            <text:p>https://web.archive.org/web/19970501100540/http://www.cs.colorado.edu/~andreas/Teaching/Music/Experiments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porsche.boltz.cs.cmu.edu:8001/htbin/mjwgenform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robocop.modmath.cs.cmu.edu:8001/htbin/mjwgenformI</text:p>
          </table:table-cell>
          <table:table-cell/>
          <table:table-cell office:value-type="string" calcext:value-type="string">
            <text:p>https://web.archive.org/web/19961121134625/http://robocop.modmath.cs.cmu.edu:8001/htbin/mjwgenform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robocop.modmath.cs.cmu.edu:8001/htbin/mjwgenformII</text:p>
          </table:table-cell>
          <table:table-cell/>
          <table:table-cell office:value-type="string" calcext:value-type="string">
            <text:p>https://web.archive.org/web/19961121134634/http://robocop.modmath.cs.cmu.edu:8001/htbin/mjwgenformI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robocop.modmath.cs.cmu.edu:8001/htbin/mjwgenformIII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ebhound.www.media.mit.edu/projects/webhound/</text:p>
          </table:table-cell>
          <table:table-cell/>
          <table:table-cell office:value-type="string" calcext:value-type="string">
            <text:p>https://web.archive.org/web/19961213031905/http://webhound.www.media.mit.edu/projects/webhound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-mitpress.mit.edu/Leonardo/kiosk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persona.www.media.mit.edu/Postcards/</text:p>
          </table:table-cell>
          <table:table-cell/>
          <table:table-cell office:value-type="string" calcext:value-type="string">
            <text:p>https://web.archive.org/web/19980215040032/http://persona.www.media.mit.edu/Postcards/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rtis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american.recordings.com/wwwofmusic/ubl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csd.uwo.ca/~tzoq/Residents/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nando.net/music/gm/BeastieBoys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kosmic.wit.com/~kosmic/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futurenet.co.uk/netmag/Band/Band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riv.nl/farmers/tex/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voyagerco.com/</text:p>
          </table:table-cell>
          <table:table-cell/>
          <table:table-cell office:value-type="string" calcext:value-type="string">
            <text:p>https://web.archive.org/web/19961121232902/http://www.voyagerco.com/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cializing &amp; Shopp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ttp://cdnow.com/</text:p>
          </table:table-cell>
          <table:table-cell/>
          <table:table-cell office:value-type="string" calcext:value-type="string">
            <text:p>https://web.archive.org/web/19961219003241/http://cdnow.com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rg.media.mit.edu/RG/RG.html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mtv.com/</text:p>
          </table:table-cell>
          <table:table-cell/>
          <table:table-cell office:value-type="string" calcext:value-type="string">
            <text:p>https://web.archive.org/web/19960512183908/http://www.mtv.com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legowww.itek.norut.no/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.mit.edu:8001/people/jcb/viola-jokes.html</text:p>
          </table:table-cell>
          <table:table-cell/>
          <table:table-cell office:value-type="string" calcext:value-type="string">
            <text:p>https://web.archive.org/web/19970503101645/http://www.mit.edu:8001/people/jcb/viola-jokes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tp://www2.khm.uni-koeln.de/~suzi/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ssing" style:display-name="PageStyle_miss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mentos" style:display-name="PageStyle_memen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utnick" style:display-name="PageStyle_sputni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erbert Van de Sompel</meta:initial-creator>
    <meta:creation-date>2025-01-06T08:23:27</meta:creation-date>
    <dc:date>2025-03-05T13:27:41.736150000</dc:date>
    <meta:generator>LibreOffice/25.2.1.2$MacOSX_AARCH64 LibreOffice_project/d3abf4aee5fd705e4a92bba33a32f40bc4e56f49</meta:generator>
    <meta:editing-duration>PT37M8S</meta:editing-duration>
    <meta:editing-cycles>3</meta:editing-cycles>
    <meta:document-statistic meta:table-count="3" meta:cell-count="683" meta:object-count="0"/>
    <meta:user-defined meta:name="AppVersion">16.0300</meta:user-defined>
  </office:meta>
</office:document-meta>
</file>